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fb5c" officeooo:paragraph-rsid="0000fb5c"/>
    </style:style>
    <style:style style:name="P2" style:family="paragraph" style:parent-style-name="Standard">
      <style:text-properties officeooo:rsid="0001787b" officeooo:paragraph-rsid="0001787b"/>
    </style:style>
    <style:style style:name="P3" style:family="paragraph" style:parent-style-name="Standard">
      <style:text-properties fo:font-weight="bold" officeooo:rsid="0000fb5c" officeooo:paragraph-rsid="0000fb5c" style:font-weight-asian="bold" style:font-weight-complex="bold"/>
    </style:style>
    <style:style style:name="P4" style:family="paragraph" style:parent-style-name="Standard">
      <style:text-properties officeooo:rsid="0001cec2" officeooo:paragraph-rsid="0001cec2"/>
    </style:style>
    <style:style style:name="P5" style:family="paragraph" style:parent-style-name="Frame_20_contents">
      <style:text-properties fo:font-size="10pt" fo:font-weight="bold" officeooo:rsid="000133d5" officeooo:paragraph-rsid="000133d5" style:font-size-asian="10pt" style:font-weight-asian="bold" style:font-size-complex="10pt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fo:font-size="10pt" fo:font-weight="bold" officeooo:rsid="000133d5" officeooo:paragraph-rsid="000133d5" style:font-size-asian="10pt" style:font-weight-asian="bold" style:font-size-complex="10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984in" fo:min-width="0.4937in" style:run-through="foreground"/>
    </style:style>
    <style:style style:name="gr3" style:family="graphic">
      <style:graphic-properties draw:marker-end="Arrowheads_20_1" draw:textarea-horizontal-align="center" draw:textarea-vertical-align="middle" style:run-through="foreground"/>
    </style:style>
    <style:style style:name="gr4" style:family="graphic">
      <style:graphic-properties draw:textarea-horizontal-align="justify" draw:textarea-vertical-align="top" draw:auto-grow-height="false" fo:min-height="1.1772in" fo:min-width="1.2398in" style:run-through="foreground"/>
    </style:style>
    <style:style style:name="gr5" style:family="graphic">
      <style:graphic-properties draw:textarea-horizontal-align="justify" draw:textarea-vertical-align="middle" draw:auto-grow-height="false" fo:min-height="0.9902in" fo:min-width="0.7992in" style:run-through="foreground"/>
    </style:style>
    <style:style style:name="gr6" style:family="graphic">
      <style:graphic-properties draw:textarea-horizontal-align="justify" draw:textarea-vertical-align="middle" draw:auto-grow-height="false" fo:min-height="0.8862in" fo:min-width="0.6925in" style:run-through="foreground"/>
    </style:style>
    <style:style style:name="gr7" style:family="graphic">
      <style:graphic-properties draw:textarea-horizontal-align="justify" draw:textarea-vertical-align="middle" draw:auto-grow-height="false" fo:min-height="0.3984in" fo:min-width="0.493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ul Customer :</text:p>
      <text:p text:style-name="P1"/>
      <text:p text:style-name="P2"><draw:g text:anchor-type="paragraph" draw:z-index="0" draw:style-name="gr1"><draw:custom-shape draw:name="Shape1" draw:style-name="gr2" svg:width="0.698in" svg:height="0.563in" svg:x="0.1118in" svg:y="0.288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draw:name="Shape2" draw:style-name="gr3" draw:text-style-name="P7" svg:x1="0.8929in" svg:y1="0.5697in" svg:x2="1.372in" svg:y2="0.5697in"><text:p/></draw:line><draw:custom-shape draw:name="Shape3" draw:style-name="gr4" draw:text-style-name="P8" svg:width="1.2398in" svg:height="1.1776in" svg:x="2.9492in" svg:y="-0.0346in"><text:p text:style-name="P8"><text:span text:style-name="T1">I</text:span><text:span text:style-name="T1">n</text:span><text:span text:style-name="T1">p</text:span><text:span text:style-name="T1">u</text:span><text:span text:style-name="T1">t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:</text:span><text:span text:style-name="T1"> </text:span></text:p><text:p text:style-name="P8"><text:span text:style-name="T2">1</text:span><text:span text:style-name="T2">.</text:span><text:span text:style-name="T2"> </text:span><text:span text:style-name="T2">I</text:span><text:span text:style-name="T2">D</text:span><text:span text:style-name="T2"> </text:span><text:span text:style-name="T2">C</text:span><text:span text:style-name="T2">u</text:span><text:span text:style-name="T2">s</text:span><text:span text:style-name="T2">t</text:span></text:p><text:p text:style-name="P8"><text:span text:style-name="T2">2</text:span><text:span text:style-name="T2">.</text:span><text:span text:style-name="T2"> </text:span><text:span text:style-name="T2">N</text:span><text:span text:style-name="T2">a</text:span><text:span text:style-name="T2">m</text:span><text:span text:style-name="T2">a</text:span><text:span text:style-name="T2"> </text:span><text:span text:style-name="T2">C</text:span><text:span text:style-name="T2">u</text:span><text:span text:style-name="T2">s</text:span><text:span text:style-name="T2">t</text:span></text:p><text:p text:style-name="P8"><text:span text:style-name="T2">3</text:span><text:span text:style-name="T2">.</text:span><text:span text:style-name="T2"> </text:span><text:span text:style-name="T2">L</text:span><text:span text:style-name="T2">i</text:span><text:span text:style-name="T2">m</text:span><text:span text:style-name="T2">i</text:span><text:span text:style-name="T2">t</text:span></text:p><text:p text:style-name="P8"><text:span text:style-name="T2">4</text:span><text:span text:style-name="T2">.</text:span><text:span text:style-name="T2"> </text:span><text:span text:style-name="T2">H</text:span><text:span text:style-name="T2">u</text:span><text:span text:style-name="T2">t</text:span><text:span text:style-name="T2">a</text:span><text:span text:style-name="T2">n</text:span><text:span text:style-name="T2">g</text:span></text:p><text:p text:style-name="P8"><text:span text:style-name="T2">5</text:span><text:span text:style-name="T2">.</text:span><text:span text:style-name="T2"> </text:span><text:span text:style-name="T2">N</text:span><text:span text:style-name="T2">o</text:span><text:span text:style-name="T2"> </text:span><text:span text:style-name="T2">T</text:span><text:span text:style-name="T2">e</text:span><text:span text:style-name="T2">l</text:span><text:span text:style-name="T2">p</text:span></text:p><text:p text:style-name="P8"><text:span text:style-name="T2">6</text:span><text:span text:style-name="T2">.</text:span><text:span text:style-name="T2"> </text:span><text:span text:style-name="T2">A</text:span><text:span text:style-name="T2">l</text:span><text:span text:style-name="T2">a</text:span><text:span text:style-name="T2">m</text:span><text:span text:style-name="T2">a</text:span><text:span text:style-name="T2">t</text:span></text:p><draw:enhanced-geometry svg:viewBox="0 0 21600 21600" draw:glue-points="10800 0 0 10800 10800 21600 21600 10800" draw:type="flowchart-process" draw:enhanced-path="M 0 0 L 21600 0 21600 21600 0 21600 0 0 Z N"/></draw:custom-shape><draw:custom-shape draw:name="Shape4" draw:style-name="gr5" svg:width="1.198in" svg:height="0.9898in" svg:x="4.8035in" svg:y="0.061in"><text:p/><draw:enhanced-geometry svg:viewBox="0 0 21600 21600" draw:glue-points="10800 0 0 10800 10800 21600 18000 10800" draw:text-areas="3600 0 18000 21600" draw:type="flowchart-stored-data" draw:enhanced-path="M 3600 21600 X 0 10800 3600 0 L 21600 0 X 18000 10800 21600 21600 Z N"/></draw:custom-shape><draw:custom-shape draw:name="Shape5" draw:style-name="gr6" svg:width="1.0524in" svg:height="0.8858in" svg:x="1.4138in" svg:y="0.111in"><text:p/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line draw:name="Shape2" draw:style-name="gr3" draw:text-style-name="P7" svg:x1="2.4681in" svg:y1="0.5697in" svg:x2="2.9472in" svg:y2="0.5697in"><text:p/></draw:line><draw:line draw:name="Shape2" draw:style-name="gr3" draw:text-style-name="P7" svg:x1="4.2516in" svg:y1="0.5697in" svg:x2="4.7307in" svg:y2="0.5697in"><text:p/></draw:line><draw:line draw:name="Shape2" draw:style-name="gr3" draw:text-style-name="P7" svg:x1="5.8264in" svg:y1="0.5697in" svg:x2="6.3055in" svg:y2="0.5697in"><text:p/></draw:line><draw:custom-shape draw:name="Shape5" draw:style-name="gr6" svg:width="1.0524in" svg:height="0.8858in" svg:x="6.289in" svg:y="0.1319in"><text:p/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/draw:g>1. Insert Data :</text:p>
      <text:p text:style-name="P2"/>
      <text:p text:style-name="P2"/>
      <text:p text:style-name="P2"/>
      <text:p text:style-name="P2"/>
      <text:p text:style-name="P2"/>
      <text:p text:style-name="P2"/>
      <text:p text:style-name="P4">2. Edit Data :</text:p>
      <text:p text:style-name="P4"/>
      <text:p text:style-name="P4"><draw:custom-shape text:anchor-type="paragraph" draw:z-index="1" draw:name="Shape1" draw:style-name="gr7" svg:width="0.698in" svg:height="0.563in" svg:x="0.1118in" svg:y="-0.1055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168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8:47:27.587255633</meta:creation-date>
    <dc:date>2020-04-20T20:52:59.223157687</dc:date>
    <meta:editing-duration>PT1H44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4" meta:character-count="60" meta:non-whitespace-character-count="52"/>
  </office:meta>
</office:document-meta>
</file>